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26pt" style:font-size-asian="26pt" style:font-size-complex="26pt"/>
    </style:style>
    <style:style style:name="P3" style:family="paragraph" style:parent-style-name="Standard">
      <style:text-properties style:font-name="Verdana" fo:font-size="16pt" style:font-size-asian="16pt" style:font-size-complex="16pt"/>
    </style:style>
    <style:style style:name="P4" style:family="paragraph" style:parent-style-name="Standard">
      <style:text-properties style:font-name="Verdana" fo:font-size="12pt" style:font-size-asian="12pt" style:font-size-complex="12pt"/>
    </style:style>
    <style:style style:name="P5" style:family="paragraph" style:parent-style-name="Standard">
      <style:text-properties style:font-name="Verdana"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Verdana" fo:font-size="12pt" fo:font-weight="bold" style:font-size-asian="12pt" style:font-weight-asian="bold" style:font-size-complex="12pt" style:font-weight-complex="bold"/>
    </style:style>
    <style:style style:name="P7" style:family="paragraph" style:parent-style-name="Standard">
      <style:text-properties style:font-name="Verdana"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sprojekt interaktive Systeme<text:tab/><text:tab/><text:tab/><text:tab/><text:tab/>Hendrik Bode Sommersemester 2015 <text:tab/><text:tab/><text:tab/><text:tab/><text:tab/><text:tab/><text:tab/>Luca Zeitzen</text:p>
      <text:p text:style-name="P1"/>
      <text:p text:style-name="P1"/>
      <text:p text:style-name="P2">Related-Works</text:p>
      <text:p text:style-name="P1">Gemeinsames Lernen</text:p>
      <text:p text:style-name="P1"/>
      <text:p text:style-name="P1"/>
      <text:p text:style-name="P3">Ähnliche Anwendungen</text:p>
      <text:p text:style-name="P4">Aus einer Analyse im Bereich Related-Works haben sich zwei Anwendungen herauskristallisiert, die mit unserem Konzept in einigen Details übereinstimmen, und im weiteren Verlauf des Projektes als Referenz bzw. Inspiration dienen.</text:p>
      <text:p text:style-name="P5"/>
      <text:p text:style-name="P4"><text:span text:style-name="T1">Google Docs</text:span> ist eine Webanwendung, die den Usern ermöglicht gemeinsam an einem oder mehreren Dokumenten gleichzeitig zu arbeiten. Diese Dokumente sind zu dem in einer Cloud gespeichert und jeder, dem der Zugriff erlaubt wurde, kann diese jederzeit bearbeiten. Arbeiten Mehrere zur gleichen Zeit an einem Text, so wird jedem User eine Farbe und ein Cursor in dieser Farbe zugeteilt. So können Andere sehen, an welchem Teil des Dokumentes gerade gearbeitet wird. Ein solches Dokument muss nicht unbedingt mit Google Docs erstellt worden sein, sondern kann auch eine hochgeladene Datei sein.</text:p>
      <text:p text:style-name="P4"/>
      <text:p text:style-name="P6">Ilias <text:span text:style-name="T2">ist eine computerunterstützte kollaborative Lernanwendung, die vor allem für Hochschulen ein beliebtes Werkzeug ist. Die Möglichkeiten sind sehr vielfältig. Jeder Nutzer hat ein Profil mit Nachrichtensystem und optionalen persönlichen Informationen. </text:span><text:span text:style-name="T3">Es können eine Vielzahl von Gruppen, Kursen etc. erstellt werden (optional auch mit Passwort), in denen dann Material gesammelt und gemeinsam damit gearbeitet wird. Treten Fragen auf, können diese in Foren oder Chats gestellt werden. Außerdem können persönliche Notizen zu jedem Material gespeichert werden.</text:span></text:p>
      <text:p text:style-name="P7"><text:tab/><text:tab/></text:p>
      <text:p text:style-name="P4"/>
      <text:p text:style-name="P4"/>
      <text:p text:style-name="P3">Vergleich mit unserem Ansatz</text:p>
      <text:p text:style-name="P4">Nachdem nun ähnliche Anwendungen vorgestellt wurden erfolgt als nächstes der direkte Vergleich mit unserem Konzept:</text:p>
      <text:p text:style-name="P5"/>
      <text:p text:style-name="P4">Die größte Gemeinsamkeit von unserer Idee und <text:span text:style-name="T1">Google Docs</text:span> ist das kollaborative Bearbeiten eines Dokumentes. Der Unterschied ist jedoch, dass bei unserer Anwendung das Dokument nicht direkt verändert werden kann, sondern nur Fragen zu einem bestimmten Abschnitt gestellt werden können. Diese werden dann jedem anderen berechtigten User angezeigt und können von diesem beantwortet werden. Hierdurch wird klar, dass unsere Anwendung den Fokus auf das gemeinsame Lernen setzt und Google Docs eher auf das gemeinsame Erarbeiten. Die <text:span text:style-name="T4">awareness </text:span><text:span text:style-name="T6">ist allerdings sehr gut gegeben. Durch die synchrone, farblich erkenntliche Bemerkbarkeit der Anderen Kollaboratoren </text:span><text:soft-page-break/><text:span text:style-name="T6">fühlt man sich sehr verbunden. Ein solches Gefühl muss auch mit unserer Anwendung gewährleistet werden. <text:s/></text:span></text:p>
      <text:p text:style-name="P1">Ein Nachteil für unser Projekt wäre die Abspeicherung der Daten in einer Cloud. So sind sie nämlich ziemlich verteilt und es kann nur schwierig eine Nutzung Dritter komplett ausgeschlossen werden. Deshalb sollten die teilweise Copyright geschützten Dokumente nur auf der eigenen Datenbank liegen.</text:p>
      <text:p text:style-name="P1"/>
      <text:p text:style-name="P1">Im Gegensatz zu Google Docs ist das <text:span text:style-name="T1">Ilias </text:span><text:span text:style-name="T2">auf das gemeinsame Lernen bzw. Formen von Arbeitsgruppen ausgelegt und ermöglicht die Kommunikation durch Mails, Foren oder Chats. Um Material zu sammeln und seine Gruppen zu verwalten eignet sich das Ilias sehr gut und Funktionen einer Lerngruppe werden weitestgehend abgedeckt. Welcher Faktor allerding außenvor gelassen wird ist die </text:span><text:span text:style-name="T5">awareness</text:span><text:span text:style-name="T7">. Nutzer haben keinen Indikator dafür, ob sie gerade alleine arbeiten oder sich parallel auch Andere mit einem gleichen Thema befassen. Material direkt zu bearbeiten ist im Ilias nicht möglich, was unserem Konzept gleicht. Die Informationen innerhalb eines Materials müssen konsistent bleiben um die Struktur für das Auslesen des Status und die zu gewissen Abschnitten gestellten Fragen zu erhalten.</text:span></text:p>
      <text:p text:style-name="P1"><text:tab/><text:tab/></text:p>
      <text:p text:style-name="P1"/>
      <text:p text:style-name="P1"><text:tab/><text:tab/></text:p>
      <text:p text:style-name="P3">Fazit</text:p>
      <text:p text:style-name="P4">Kollaborative Software ist sich oft sehr ähnlich. In den meisten Fällen kann Material hochgeladen und von allen Kollaboratoren frei bearbeitet werden. Hierzu gehört auch Google Docs, das zudem mit seiner <text:span text:style-name="T4">awareness </text:span><text:span text:style-name="T6">glänzt.</text:span> Andere Lösungen spezialisieren sich oft auf einen bestimmten Bereich wie z.B. Code (GitHub, Goober) oder Charts (Mindmeister, Gliffy). Wir besetzen die Nische, in der das Dokument selbst nicht bearbeitet, sondern nur gelesen werden kann. Ilias ist zwar auch eine kollaborative Anwendung, der Fokus liegt aber auf dem Lernen, was das Portal als CSCL (c<text:span text:style-name="T4">omputer-supported collaborative learning</text:span>) Software qualifiziert. Die <text:span text:style-name="T4">awareness </text:span><text:span text:style-name="T6">fehlt</text:span><text:span text:style-name="T4"> </text:span><text:span text:style-name="T6">beinahe gänzlich, die restlichen Funktionen (Profil, Gruppen, Dokumente, Notizen) jedoch, sind mit unserer Idee verleichbar.</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4M46S</meta:editing-duration>
    <meta:editing-cycles>21</meta:editing-cycles>
    <meta:generator>OpenOffice/4.1.1$Win32 OpenOffice.org_project/411m6$Build-9775</meta:generator>
    <dc:date>2015-05-01T21:51:17.64</dc:date>
    <dc:creator>Hendrik  Bode</dc:creator>
    <meta:document-statistic meta:table-count="0" meta:image-count="0" meta:object-count="0" meta:page-count="2" meta:paragraph-count="17" meta:word-count="601" meta:character-count="4304"/>
    <meta:user-defined meta:name="Info 1"/>
    <meta:user-defined meta:name="Info 2"/>
    <meta:user-defined meta:name="Info 3"/>
    <meta:user-defined meta:name="Info 4"/>
  </office:meta>
</office:document-meta>
</file>